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glyph-orientation-vertical="0" fo:background-color="#66ffff" style:text-align-source="value-type" style:repeat-content="false" fo:border="0.002cm solid #000000" style:direction="ltr"/>
      <style:paragraph-properties fo:margin-left="0cm"/>
    </style:style>
    <style:style style:name="ce5" style:family="table-cell" style:parent-style-name="Default">
      <style:table-cell-properties style:glyph-orientation-vertical="0" style:text-align-source="value-type" style:repeat-content="false" fo:border="0.002cm solid #000000" style:direction="ltr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table:number-columns-spanned="1" table:number-rows-spanned="26">
            <text:p>MILL Conector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ND</text:p>
          </table:table-cell>
          <table:table-cell office:value-type="string">
            <text:p>GN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">
            <text:p>2</text:p>
          </table:table-cell>
          <table:table-cell table:style-name="ce3"/>
          <table:table-cell office:value-type="string">
            <text:p>+5V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3">
            <text:p>3</text:p>
          </table:table-cell>
          <table:table-cell table:style-name="ce3"/>
          <table:table-cell office:value-type="string">
            <text:p>+3.3V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4">
            <text:p>4</text:p>
          </table:table-cell>
          <table:table-cell table:style-name="ce3"/>
          <table:table-cell office:value-type="string">
            <text:p>NC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5">
            <text:p>5</text:p>
          </table:table-cell>
          <table:table-cell table:style-name="ce3" office:value-type="string">
            <text:p>VLM_1</text:p>
          </table:table-cell>
          <table:table-cell office:value-type="string">
            <text:p>P3_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6">
            <text:p>6</text:p>
          </table:table-cell>
          <table:table-cell table:style-name="ce3" office:value-type="string">
            <text:p>VLM_2</text:p>
          </table:table-cell>
          <table:table-cell office:value-type="string">
            <text:p>P3_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7">
            <text:p>7</text:p>
          </table:table-cell>
          <table:table-cell table:style-name="ce3" office:value-type="string">
            <text:p>VLM_3</text:p>
          </table:table-cell>
          <table:table-cell office:value-type="string">
            <text:p>P3_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8">
            <text:p>8</text:p>
          </table:table-cell>
          <table:table-cell table:style-name="ce3" office:value-type="string">
            <text:p>VLM_4</text:p>
          </table:table-cell>
          <table:table-cell office:value-type="string">
            <text:p>P3_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9">
            <text:p>9</text:p>
          </table:table-cell>
          <table:table-cell table:style-name="ce3" office:value-type="string">
            <text:p>CW_CCW_IN_1</text:p>
          </table:table-cell>
          <table:table-cell office:value-type="string">
            <text:p>P3_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0">
            <text:p>10</text:p>
          </table:table-cell>
          <table:table-cell table:style-name="ce3" office:value-type="string">
            <text:p>CW_CCW_IN_2</text:p>
          </table:table-cell>
          <table:table-cell office:value-type="string">
            <text:p>P3_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1">
            <text:p>11</text:p>
          </table:table-cell>
          <table:table-cell table:style-name="ce3" office:value-type="string">
            <text:p>CW_CCW_IN_3</text:p>
          </table:table-cell>
          <table:table-cell office:value-type="string">
            <text:p>P3_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CW_CCW_IN_4</text:p>
          </table:table-cell>
          <table:table-cell office:value-type="string">
            <text:p>P3_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3">
            <text:p>13</text:p>
          </table:table-cell>
          <table:table-cell table:style-name="ce3" office:value-type="string">
            <text:p>SPEED_OUT_1</text:p>
          </table:table-cell>
          <table:table-cell office:value-type="string">
            <text:p>P0_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4">
            <text:p>14</text:p>
          </table:table-cell>
          <table:table-cell table:style-name="ce3" office:value-type="string">
            <text:p>SPEED_OUT_2</text:p>
          </table:table-cell>
          <table:table-cell office:value-type="string">
            <text:p>P0_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SPEED_OUT_3</text:p>
          </table:table-cell>
          <table:table-cell office:value-type="string">
            <text:p>P0_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6">
            <text:p>16</text:p>
          </table:table-cell>
          <table:table-cell table:style-name="ce3" office:value-type="string">
            <text:p>SPEED_OUT_4</text:p>
          </table:table-cell>
          <table:table-cell office:value-type="string">
            <text:p>P0_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7">
            <text:p>17</text:p>
          </table:table-cell>
          <table:table-cell table:style-name="ce3" office:value-type="string">
            <text:p>RUN_BRAKE_IN_1</text:p>
          </table:table-cell>
          <table:table-cell office:value-type="string">
            <text:p>P0_4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RUN_BRAKE_IN_2</text:p>
          </table:table-cell>
          <table:table-cell office:value-type="string">
            <text:p>P0_5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RUN_BRAKE_IN_3</text:p>
          </table:table-cell>
          <table:table-cell office:value-type="string">
            <text:p>P0_6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RUN_BRAKE_IN_4</text:p>
          </table:table-cell>
          <table:table-cell office:value-type="string">
            <text:p>P0_7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1">
            <text:p>21</text:p>
          </table:table-cell>
          <table:table-cell table:style-name="ce3"/>
          <table:table-cell office:value-type="string">
            <text:p>P12_0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2">
            <text:p>22</text:p>
          </table:table-cell>
          <table:table-cell table:style-name="ce3"/>
          <table:table-cell office:value-type="string">
            <text:p>P12_1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3">
            <text:p>23</text:p>
          </table:table-cell>
          <table:table-cell table:style-name="ce3"/>
          <table:table-cell office:value-type="string">
            <text:p>P12_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4">
            <text:p>24</text:p>
          </table:table-cell>
          <table:table-cell table:style-name="ce3"/>
          <table:table-cell office:value-type="string">
            <text:p>P12_3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5">
            <text:p>25</text:p>
          </table:table-cell>
          <table:table-cell table:style-name="ce3"/>
          <table:table-cell office:value-type="string">
            <text:p>P4_2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" office:value-type="float" office:value="26">
            <text:p>26</text:p>
          </table:table-cell>
          <table:table-cell table:style-name="ce3"/>
          <table:table-cell office:value-type="string">
            <text:p>P4_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table:number-columns-spanned="1" table:number-rows-spanned="14">
            <text:p>XA Conector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ND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3"/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3">
            <text:p>3</text:p>
          </table:table-cell>
          <table:table-cell table:style-name="ce3" office:value-type="string">
            <text:p>VLM_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3" office:value-type="string">
            <text:p>VLM_2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5">
            <text:p>5</text:p>
          </table:table-cell>
          <table:table-cell table:style-name="ce3" office:value-type="string">
            <text:p>VLM_3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6">
            <text:p>6</text:p>
          </table:table-cell>
          <table:table-cell table:style-name="ce3" office:value-type="string">
            <text:p>VLM_4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7">
            <text:p>7</text:p>
          </table:table-cell>
          <table:table-cell table:style-name="ce3" office:value-type="string">
            <text:p>CW_CCW_IN_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8">
            <text:p>8</text:p>
          </table:table-cell>
          <table:table-cell table:style-name="ce3" office:value-type="string">
            <text:p>CW_CCW_IN_2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9">
            <text:p>9</text:p>
          </table:table-cell>
          <table:table-cell table:style-name="ce3" office:value-type="string">
            <text:p>CW_CCW_IN_3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0">
            <text:p>10</text:p>
          </table:table-cell>
          <table:table-cell table:style-name="ce3" office:value-type="string">
            <text:p>CW_CCW_IN_4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1">
            <text:p>11</text:p>
          </table:table-cell>
          <table:table-cell table:style-name="ce3" office:value-type="string">
            <text:p>SPEED_OUT_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2">
            <text:p>12</text:p>
          </table:table-cell>
          <table:table-cell table:style-name="ce3" office:value-type="string">
            <text:p>SPEED_OUT_2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3">
            <text:p>13</text:p>
          </table:table-cell>
          <table:table-cell table:style-name="ce3" office:value-type="string">
            <text:p>SPEED_OUT_3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3" office:value-type="float" office:value="14">
            <text:p>14</text:p>
          </table:table-cell>
          <table:table-cell table:style-name="ce3" office:value-type="string">
            <text:p>SPEED_OUT_4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2015/04/30</text:date>, <text:time>19:2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36M10S</meta:editing-duration>
    <meta:editing-cycles>4</meta:editing-cycles>
    <meta:generator>OpenOffice/4.1.1$Win32 OpenOffice.org_project/411m6$Build-9775</meta:generator>
    <dc:date>2015-04-30T19:23:10.25</dc:date>
    <meta:document-statistic meta:table-count="3" meta:cell-count="98" meta:object-count="0"/>
    <meta:user-defined meta:name="Info 1"/>
    <meta:user-defined meta:name="Info 2"/>
    <meta:user-defined meta:name="Info 3"/>
    <meta:user-defined meta:name="Info 4"/>
  </office:meta>
</office:document-meta>
</file>